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ette charte tente de regrouper et définir les principes défendus au sein du réseau Libre-entreprise. </text:p>
      <text:h text:style-name="Heading_20_2" text:outline-level="2"><text:bookmark text:name="objet"/>Objet</text:h>
      <text:p text:style-name="Text_20_body">Libre entreprise regroupe des entreprises dont l'activité est centrée sur l'utilisation et la promotion des logiciels libres. Ces entreprises étendent les valeurs du logiciel libre à leur fonctionnement interne et au fonctionnement du réseau. </text:p>
      <text:h text:style-name="Heading_20_2" text:outline-level="2"><text:bookmark text:name="motivations_valeurs_philosophie"/>Motivations / Valeurs / Philosophie</text:h>
      <text:p text:style-name="Text_20_body">Une Entreprise libre est un groupe auto-géré d'individus qui lient leur sort au sein d'une structure à taille humaine pour améliorer la liberté de chacun à choisir sa façon de vivre et de travailler. </text:p>
      <text:p text:style-name="Text_20_body">Le mouvement du logiciel libre montre que, par le partage de l'information, on peut donner de la visibilité à ses compétences tout en bénéficiant des compétences et de l'expérience des autres. </text:p>
      <text:p text:style-name="Text_20_body">Des entreprises libres se regroupent au sein du réseau Libre-entreprise pour promouvoir une dynamique similaire entre elles et mettre en pratique la démocratie d'entreprise et le logiciel libre </text:p>
      <text:h text:style-name="Heading_20_3" text:outline-level="3"><text:bookmark text:name="democratie"/>Démocratie</text:h>
      <text:p text:style-name="Text_20_body">Une société libre doit être contrôlée par elle même ; ce sont les personnes la composant qui la gouvernent démocratiquement. Ainsi les individus s'approprient leur société et en choisissent la finalité. </text:p>
      <text:p text:style-name="Text_20_body">Plus généralement, ce fonctionnement démocratique permet de changer la façon de penser son activité non comme étant un travail que l'on subit, mais comme un choix. </text:p>
      <text:h text:style-name="Heading_20_3" text:outline-level="3"><text:bookmark text:name="transparence"/>Transparence</text:h>
      <text:h text:style-name="Heading_20_4" text:outline-level="4"><text:bookmark text:name="interne"/>interne</text:h>
      <text:p text:style-name="Text_20_body">Pour permettre une démocratie effective, les individus doivent comprendre et juger en connaissance de cause. </text:p>
      <text:p text:style-name="Text_20_body">Pour être impliqué, chacun doit avoir accès à toute l'information relative à l'entreprise et à son fonctionnement. </text:p>
      <text:h text:style-name="Heading_20_4" text:outline-level="4"><text:bookmark text:name="intra-reseau"/>intra-réseau</text:h>
      <text:p text:style-name="Text_20_body">Le partage de l'information permet à chaque entreprise de bénéficier de l'expérience des autres et elle facilite les liens de confiance et la coopération. </text:p>
      <text:h text:style-name="Heading_20_4" text:outline-level="4"><text:bookmark text:name="externe"/>externe</text:h>
      <text:p text:style-name="Text_20_body">Pour assurer la cohérence des valeurs de la société avec son activité commerciale, chaque société s'efforce d'avoir une transparence maximum envers l'extérieur. </text:p>
      <text:h text:style-name="Heading_20_2" text:outline-level="2"><text:bookmark text:name="devoirs"/><text:soft-page-break/>Devoirs</text:h>
      <text:p text:style-name="Text_20_body">Les membres du réseau s'engagent à respecter ces valeurs en suivant ces quelques principes : </text:p>
      <text:h text:style-name="Heading_20_3" text:outline-level="3"><text:bookmark text:name="i_democratie"/>I. Démocratie</text:h>
      <text:list xml:id="list240006035" text:style-name="L1">
        <text:list-item>
          <text:p text:style-name="P5">prise de décision par consensus de l'ensemble des participants (salariés ?) ou, à défaut, en suivant le principe 1 personne = 1 voix ;</text:p>
        </text:list-item>
        <text:list-item>
          <text:p text:style-name="P5">choix du représentant légal chaque année ;</text:p>
        </text:list-item>
        <text:list-item>
          <text:p text:style-name="P1">si capital il y a, le capital détenu directement ou indirectement par les participants (salariés ?) composant l'entreprise doit être réparti entre eux de manière équilibrée. </text:p>
        </text:list-item>
      </text:list>
      <text:h text:style-name="Heading_20_3" text:outline-level="3"><text:bookmark text:name="ii_transparence"/>II. Transparence</text:h>
      <text:list xml:id="list2371430011" text:style-name="L2">
        <text:list-item>
          <text:p text:style-name="P6">chaque individu a accès à l'ensemble de l'information concernant son entreprise ainsi que toutes les autres entreprises du réseau ;</text:p>
        </text:list-item>
        <text:list-item>
          <text:p text:style-name="P6">chaque entreprise a au moins une liste de discussion interne active (permettant de suivre son activité) à laquelle chaque membre du réseau peut s'inscrire ;</text:p>
        </text:list-item>
        <text:list-item>
          <text:p text:style-name="P6">tous les individus membres du réseau sont abonnés à la liste de discussion du réseau Libre-entreprise ;</text:p>
        </text:list-item>
        <text:list-item>
          <text:p text:style-name="P6">chaque entreprise publie dans un répertoire commun au réseau une copie de tous ses documents numériques ;</text:p>
        </text:list-item>
        <text:list-item>
          <text:p text:style-name="P6">chaque entreprise rédige un compte rendu mensuel d'activité, le poste sur la liste de discussion du réseau et le place dans le répertoire commun ;</text:p>
        </text:list-item>
        <text:list-item>
          <text:p text:style-name="P6">chaque individu fait un usage responsable et respectueux de l'information accessible. Il s'engage en particulier à ne rien rediffuser à l'extérieur du réseau sans le consentement du producteur de l'information.</text:p>
        </text:list-item>
        <text:list-item>
          <text:p text:style-name="P2">Chaque société s'engage à ne divulguer à l'extérieur du réseau aucune information confidentielle concernant une autre entreprise membre ou un de ses clients.</text:p>
        </text:list-item>
      </text:list>
      <text:h text:style-name="Heading_20_3" text:outline-level="3"><text:bookmark text:name="iii_visibilite"/>III. Visibilité</text:h>
      <text:list xml:id="list729176632" text:style-name="L3">
        <text:list-item>
          <text:p text:style-name="P7">chaque entreprise ajoute le Bandeau Libre-entreprise sur son site web ;</text:p>
        </text:list-item>
        <text:list-item>
          <text:p text:style-name="P7">chaque entreprise insère le logo Libre-entreprise et une description du réseau sur ses propositions commerciales ;</text:p>
        </text:list-item>
        <text:list-item>
          <text:p text:style-name="P7">chaque entreprise intègre le logo Libre-entreprise ainsi qu'une phrase indiquant que l'entreprise est membre du réseau sur l'ensemble de ses supports de communication (site web, plaquettes, …) ;</text:p>
        </text:list-item>
        <text:list-item>
          <text:p text:style-name="P3">chaque entreprise participe à la rédaction de la Lettre de Libre-entreprise.</text:p>
        </text:list-item>
      </text:list>
      <text:h text:style-name="Heading_20_3" text:outline-level="3"><text:bookmark text:name="iv_logiciel_libre"/>IV. Logiciel libre</text:h>
      <text:list xml:id="list1082637866" text:style-name="L4">
        <text:list-item>
          <text:p text:style-name="P8">Les membres de LE utilisent essentiellement et autant que possible des logiciels libres pour leurs besoins internes.</text:p>
        </text:list-item>
        <text:list-item>
          <text:p text:style-name="P8"><text:soft-page-break/>Les propositions commerciales des membres de LE sont essentiellement et autant que possible basées sur les logiciels libres</text:p>
        </text:list-item>
        <text:list-item>
          <text:p text:style-name="P4">Les membres de LE s'engagent à informer leurs clients sur leurs droits et libertés sur les prestations rendues, y compris sur les logiciels hébergés à l'extérieur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3" meta:paragraph-count="41" meta:word-count="671" meta:character-count="4339" meta:non-whitespace-character-count="3712"/>
  </office:meta>
</office:document-meta>
</file>